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03c4d5" officeooo:paragraph-rsid="0003c4d5" style:font-size-asian="17.5pt" style:font-size-complex="20pt"/>
    </style:style>
    <style:style style:name="P2" style:family="paragraph" style:parent-style-name="Standard">
      <style:text-properties fo:font-size="20pt" officeooo:rsid="000710a7" officeooo:paragraph-rsid="000710a7" style:font-size-asian="17.5pt" style:font-size-complex="20pt"/>
    </style:style>
    <style:style style:name="P3" style:family="paragraph" style:parent-style-name="Standard">
      <style:text-properties officeooo:paragraph-rsid="000710a7"/>
    </style:style>
    <style:style style:name="P4" style:family="paragraph" style:parent-style-name="Standard">
      <style:text-properties fo:font-size="20pt" officeooo:rsid="000710a7" officeooo:paragraph-rsid="0003c4d5" style:font-size-asian="17.5pt" style:font-size-complex="20pt"/>
    </style:style>
    <style:style style:name="P5" style:family="paragraph" style:parent-style-name="Text_20_body">
      <style:text-properties fo:font-size="20pt" officeooo:rsid="000710a7" officeooo:paragraph-rsid="0003c4d5" style:font-size-asian="17.5pt" style:font-size-complex="20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ize="20pt" officeooo:rsid="000710a7" style:font-size-asian="17.5pt" style:font-size-complex="20pt"/>
    </style:style>
    <style:style style:name="P7" style:family="paragraph" style:parent-style-name="Text_20_body" style:list-style-name="L1">
      <style:text-properties fo:font-size="20pt" officeooo:rsid="000710a7" style:font-size-asian="17.5pt" style:font-size-complex="20pt"/>
    </style:style>
    <style:style style:name="P8" style:family="paragraph" style:parent-style-name="Standard">
      <style:text-properties fo:font-size="20pt" fo:font-weight="bold" officeooo:rsid="000436de" officeooo:paragraph-rsid="000436de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officeooo:rsid="000436de" officeooo:paragraph-rsid="000436de" style:font-size-asian="17.5pt" style:font-size-complex="20pt"/>
    </style:style>
    <style:style style:name="P10" style:family="paragraph" style:parent-style-name="Standard">
      <style:text-properties fo:font-size="20pt" officeooo:rsid="0004ff0f" officeooo:paragraph-rsid="000436de" style:font-size-asian="17.5pt" style:font-size-complex="20pt"/>
    </style:style>
    <style:style style:name="P11" style:family="paragraph" style:parent-style-name="Standard">
      <style:text-properties fo:font-size="20pt" officeooo:rsid="0004ff0f" officeooo:paragraph-rsid="0004ff0f" style:font-size-asian="17.5pt" style:font-size-complex="20pt"/>
    </style:style>
    <style:style style:name="P12" style:family="paragraph" style:parent-style-name="Standard">
      <style:text-properties fo:font-size="20pt" fo:font-weight="bold" officeooo:rsid="0004ff0f" officeooo:paragraph-rsid="0004ff0f" style:font-size-asian="17.5pt" style:font-weight-asian="bold" style:font-size-complex="20pt" style:font-weight-complex="bold"/>
    </style:style>
    <style:style style:name="P13" style:family="paragraph" style:parent-style-name="Text_20_body">
      <style:text-properties fo:font-size="20pt" officeooo:rsid="0004cf41" officeooo:paragraph-rsid="0004ff0f" style:font-size-asian="17.5pt" style:font-size-complex="20pt"/>
    </style:style>
    <style:style style:name="P14" style:family="paragraph" style:parent-style-name="Text_20_body">
      <style:text-properties fo:font-size="20pt" officeooo:rsid="0004cf41" style:font-size-asian="17.5pt" style:font-size-complex="20pt"/>
    </style:style>
    <style:style style:name="P15" style:family="paragraph" style:parent-style-name="Standard">
      <style:text-properties fo:color="#cccccc" loext:opacity="100%" style:font-name="Consolas" fo:font-size="10.5pt" fo:font-weight="normal" officeooo:rsid="0004cf41" officeooo:paragraph-rsid="0004ff0f" fo:background-color="#1f1f1f" style:font-size-asian="17.5pt" style:font-size-complex="20pt"/>
    </style:style>
    <style:style style:name="P16" style:family="paragraph" style:parent-style-name="Standard">
      <style:text-properties fo:font-size="20pt" officeooo:rsid="0004cf41" officeooo:paragraph-rsid="0004ff0f" style:font-size-asian="17.5pt" style:font-size-complex="20pt"/>
    </style:style>
    <style:style style:name="P17" style:family="paragraph" style:parent-style-name="Standard">
      <style:text-properties fo:font-size="20pt" officeooo:rsid="0005fa72" officeooo:paragraph-rsid="0004ff0f" style:font-size-asian="17.5pt" style:font-size-complex="20pt"/>
    </style:style>
    <style:style style:name="P18" style:family="paragraph" style:parent-style-name="Standard">
      <style:text-properties fo:font-size="20pt" officeooo:rsid="0005fa72" officeooo:paragraph-rsid="0005fa72" style:font-size-asian="17.5pt" style:font-size-complex="20pt"/>
    </style:style>
    <style:style style:name="P19" style:family="paragraph" style:parent-style-name="Standard">
      <style:text-properties fo:color="#6a9955" loext:opacity="100%" style:font-name="Consolas" fo:font-size="10.5pt" fo:font-weight="normal" officeooo:rsid="0004cf41" officeooo:paragraph-rsid="0004ff0f" fo:background-color="#1f1f1f" style:font-size-asian="17.5pt" style:font-size-complex="20p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2" style:family="paragraph" style:parent-style-name="Standard">
      <style:text-properties fo:font-size="20pt" fo:font-weight="bold" officeooo:rsid="00066d08" officeooo:paragraph-rsid="00066d08" style:font-size-asian="17.5pt" style:font-weight-asian="bold" style:font-size-complex="20pt" style:font-weight-complex="bold"/>
    </style:style>
    <style:style style:name="P23" style:family="paragraph" style:parent-style-name="Standard">
      <style:text-properties fo:font-size="20pt" officeooo:rsid="00066d08" officeooo:paragraph-rsid="00066d08" style:font-size-asian="17.5pt" style:font-size-complex="20pt"/>
    </style:style>
    <style:style style:name="P24" style:family="paragraph" style:parent-style-name="Standard">
      <style:text-properties fo:color="#cccccc" loext:opacity="100%" style:font-name="Consolas" fo:font-size="10.5pt" fo:font-weight="normal" officeooo:rsid="00066d08" officeooo:paragraph-rsid="00066d08" fo:background-color="#1f1f1f" style:font-size-asian="17.5pt" style:font-size-complex="20pt"/>
    </style:style>
    <style:style style:name="T1" style:family="text">
      <style:text-properties officeooo:rsid="000710a7"/>
    </style:style>
    <style:style style:name="T2" style:family="text">
      <style:text-properties fo:font-size="20pt" officeooo:rsid="000710a7" style:font-size-asian="17.5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b5cea8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t : </text:span>Analyse de ventes <text:span text:style-name="T1">jeux vidéos 2016</text:span></text:p>
      <text:p text:style-name="P1"><text:s/></text:p>
      <text:p text:style-name="P2">sources : <text:a xlink:type="simple" xlink:href="https://www.kaggle.com/datasets/sidtwr/videogames-sales-dataset" text:style-name="Internet_20_link" text:visited-style-name="Visited_20_Internet_20_Link">https://www.kaggle.com/datasets/sidtwr/videogames-sales-dataset</text:a></text:p>
      <text:p text:style-name="P2"/>
      <text:p text:style-name="P3"><text:span text:style-name="T2">Contexte : </text:span><text:span text:style-name="T3">L’objectif de ce projet est d’analyser les ventes de jeux vidéo en 2016 à partir d’un dataset issu de </text:span><text:span text:style-name="Strong_20_Emphasis"><text:span text:style-name="T3">Kaggle</text:span></text:span><text:span text:style-name="T3">. </text:span></text:p>
      <text:p text:style-name="P4"/>
      <text:p text:style-name="P5">L’objectif de ce projet est d’analyser les ventes de jeux vidéo en 2016 à partir d’un dataset issu de Kaggle. Le projet vise à explorer et analyser ces ventes afin d'identifier les tendances du marché et les facteurs clés du succès. Pour ce faire, nous allons procéder par plusieurs étapes :</text:p>
      <text:list text:style-name="L1">
        <text:list-item>
          <text:p text:style-name="P6"><text:span text:style-name="Strong_20_Emphasis">Nettoyage des données</text:span> : Nous nettoyons et préparons les données afin de garantir leur précision et leur cohérence. </text:p>
        </text:list-item>
        <text:list-item>
          <text:p text:style-name="P6"><text:span text:style-name="Strong_20_Emphasis">Analyse descriptive</text:span> : Nous résumons les données à l’aide de statistiques descriptives telles que les moyennes et les étendues. </text:p>
        </text:list-item>
        <text:list-item>
          <text:p text:style-name="P6"><text:span text:style-name="Strong_20_Emphasis">Visualisation</text:span> : Nous visualisons ensuite les données à l’aide de graphiques pour identifier des tendances. </text:p>
        </text:list-item>
        <text:list-item>
          <text:p text:style-name="P7"><text:span text:style-name="Strong_20_Emphasis">Recommandations</text:span> : Nous dégagerons des recommandations concrètes pour mieux appréhender le marché du jeu vidéo et optimiser les décisions des acteurs du secteur.</text:p>
        </text:list-item>
      </text:list>
      <text:p text:style-name="P5"/>
      <text:p text:style-name="P4"/>
      <text:p text:style-name="P8"><text:soft-page-break/>Première observation :</text:p>
      <text:p text:style-name="P9"/>
      <text:p text:style-name="P9">Il y a 16719 lignes et 16 colonnes</text:p>
      <text:p text:style-name="P9">Les types de data utilisées sont : <text:s/>object (6), float64(10)</text:p>
      <text:p text:style-name="P9"/>
      <text:p text:style-name="P9">Les colonnes sont : </text:p>
      <text:p text:style-name="P9">‘Name’, ‘Platform’, ‘Year_of_Release’, ‘Genre’, <text:s/>‘Publisher’ , ‘NA_Sales’, ‘EU_Sales’, ‘JP_Sales’, ‘Other_Sales’, ‘Global_Sales’, ‘Critic_Score’, ‘Critic_Count’, ‘User_Score’, ‘User_Count’, ‘Developer’, ‘Rating’</text:p>
      <text:p text:style-name="P10"/>
      <text:p text:style-name="P11"/>
      <text:p text:style-name="P12">Valeurs manquantes :</text:p>
      <text:p text:style-name="P11"/>
      <text:p text:style-name="P13">Après avoir examiné le dataset, voici un résumé des valeurs manquantes :</text:p>
      <text:p text:style-name="P14"/>
      <text:p text:style-name="P15"><text:span text:style-name="T4">print</text:span>(<text:span text:style-name="T5">df</text:span>.<text:span text:style-name="T4">isnull</text:span>().<text:span text:style-name="T4">sum</text:span>().<text:span text:style-name="T4">sort_values</text:span>(<text:span text:style-name="T5">ascending</text:span> <text:span text:style-name="T6">=</text:span> <text:span text:style-name="T7">False</text:span>))</text:p>
      <text:p text:style-name="P15"/>
      <text:p text:style-name="P16">User_Score <text:s text:c="8"/><text:tab/><text:tab/>9129</text:p>
      <text:p text:style-name="P16">User_Count <text:s text:c="8"/><text:tab/><text:tab/>9129</text:p>
      <text:p text:style-name="P16">Critic_Score <text:s text:c="6"/><text:tab/><text:tab/>8582</text:p>
      <text:p text:style-name="P16">Critic_Count <text:s text:c="6"/><text:tab/><text:tab/>8582</text:p>
      <text:p text:style-name="P16">Rating <text:s text:c="12"/><text:tab/><text:tab/>6769</text:p>
      <text:p text:style-name="P16">Developer <text:s text:c="8"/><text:tab/> <text:tab/>6623</text:p>
      <text:p text:style-name="P16">Year_of_Release <text:s text:c="4"/><text:tab/> <text:s/>269</text:p>
      <text:p text:style-name="P16">Publisher <text:s text:c="11"/><text:tab/><text:tab/> <text:s text:c="3"/>54</text:p>
      <text:p text:style-name="P16">Name <text:s text:c="17"/><text:tab/><text:tab/> <text:s text:c="5"/>2</text:p>
      <text:p text:style-name="P16">Genre <text:s text:c="16"/><text:tab/><text:tab/> <text:s text:c="5"/>2</text:p>
      <text:p text:style-name="P16">NA_Sales <text:s text:c="13"/><text:tab/> <text:s text:c="5"/>0</text:p>
      <text:p text:style-name="P16"><text:soft-page-break/>Platform <text:s text:c="13"/><text:tab/><text:tab/> <text:s text:c="5"/>0</text:p>
      <text:p text:style-name="P16">JP_Sales <text:s text:c="13"/><text:tab/><text:tab/> <text:s text:c="5"/>0</text:p>
      <text:p text:style-name="P16">EU_Sales <text:s text:c="13"/><text:tab/> <text:s text:c="5"/>0</text:p>
      <text:p text:style-name="P16">Other_Sales <text:s text:c="10"/><text:tab/> <text:s text:c="5"/>0</text:p>
      <text:p text:style-name="P16">Global_Sales <text:s text:c="9"/><text:tab/> <text:s text:c="5"/>0</text:p>
      <text:p text:style-name="P16">dtype: int64</text:p>
      <text:p text:style-name="P16"/>
      <text:p text:style-name="P17"/>
      <text:p text:style-name="P18"/>
      <text:p text:style-name="P18">Afficher le pourcentags des valeurs manquantes pour chaque colonnes :</text:p>
      <text:p text:style-name="P16"/>
      <text:p text:style-name="P19"># Pourcentage de valeurs manquantes</text:p>
      <text:p text:style-name="P20"><text:span text:style-name="T4">print</text:span>(<text:span text:style-name="T4">round</text:span>(<text:span text:style-name="T5">df</text:span>.<text:span text:style-name="T4">isnull</text:span>().<text:span text:style-name="T4">sum</text:span>() <text:span text:style-name="T4">/</text:span> <text:span text:style-name="T4">len</text:span>(<text:span text:style-name="T5">df</text:span>) <text:span text:style-name="T4">*</text:span> <text:span text:style-name="T8">100</text:span>, <text:span text:style-name="T8">2</text:span>).<text:span text:style-name="T4">sort_values</text:span>(<text:span text:style-name="T5">ascending</text:span><text:span text:style-name="T6">=</text:span><text:span text:style-name="T7">False</text:span>))</text:p>
      <text:p text:style-name="P21"/>
      <text:p text:style-name="P16">User_Score <text:s text:c="8"/>54.60</text:p>
      <text:p text:style-name="P16">User_Count <text:s text:c="8"/>54.60</text:p>
      <text:p text:style-name="P16">Critic_Score <text:s text:c="6"/>51.33</text:p>
      <text:p text:style-name="P16">Critic_Count <text:s text:c="6"/>51.33</text:p>
      <text:p text:style-name="P16">Rating <text:s text:c="12"/>40.49</text:p>
      <text:p text:style-name="P16">Developer <text:s text:c="9"/>39.61</text:p>
      <text:p text:style-name="P16">Year_of_Release <text:s text:c="4"/>1.61</text:p>
      <text:p text:style-name="P16">Publisher <text:s text:c="10"/>0.32</text:p>
      <text:p text:style-name="P16">Name <text:s text:c="15"/>0.01</text:p>
      <text:p text:style-name="P16">Genre <text:s text:c="14"/>0.01</text:p>
      <text:p text:style-name="P16">NA_Sales <text:s text:c="11"/>0.00</text:p>
      <text:p text:style-name="P16">Platform <text:s text:c="11"/>0.00</text:p>
      <text:p text:style-name="P16">JP_Sales <text:s text:c="11"/>0.00</text:p>
      <text:p text:style-name="P16">EU_Sales <text:s text:c="11"/>0.00</text:p>
      <text:p text:style-name="P16">Other_Sales <text:s text:c="8"/>0.00</text:p>
      <text:p text:style-name="P16">Global_Sales <text:s text:c="7"/>0.00</text:p>
      <text:p text:style-name="P16">dtype: float64</text:p>
      <text:p text:style-name="P16"><text:soft-page-break/></text:p>
      <text:p text:style-name="P16"/>
      <text:p text:style-name="P16"/>
      <text:p text:style-name="P22">Nombre total de valeurs manquantes :</text:p>
      <text:p text:style-name="P23"/>
      <text:p text:style-name="P23">Un total de 49 141 valeurs manquantes sont présentes dans le dataset. Cela représente environ 30% des données, ce qui nécessitera une attention particulière pour les étapes suivantes. </text:p>
      <text:p text:style-name="P24"><text:span text:style-name="T4">print</text:span>(<text:span text:style-name="T5">df</text:span>.<text:span text:style-name="T4">isnull</text:span>().<text:span text:style-name="T4">sum</text:span>().<text:span text:style-name="T4">sum</text:span>())</text:p>
      <text:p text:style-name="P23">4914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21:43:51.246873600</meta:creation-date>
    <dc:date>2025-03-16T12:13:34.989775100</dc:date>
    <meta:editing-duration>P2DT41M37S</meta:editing-duration>
    <meta:editing-cycles>8</meta:editing-cycles>
    <meta:generator>LibreOffice/25.2.0.3$Windows_X86_64 LibreOffice_project/e1cf4a87eb02d755bce1a01209907ea5ddc8f069</meta:generator>
    <meta:document-statistic meta:table-count="0" meta:image-count="0" meta:object-count="0" meta:page-count="4" meta:paragraph-count="58" meta:word-count="348" meta:character-count="2836" meta:non-whitespace-character-count="2140"/>
  </office:meta>
</office:document-meta>
</file>